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89b8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89b89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1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>
      <style:text-properties officeooo:paragraph-rsid="06cdf75a"/>
    </style:style>
    <style:style style:name="P59" style:family="paragraph" style:parent-style-name="Standard">
      <style:text-properties officeooo:paragraph-rsid="01166255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89b89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7" style:family="paragraph" style:parent-style-name="Table_20_Contents">
      <style:text-properties fo:font-size="10pt" officeooo:paragraph-rsid="05096d5b" style:font-size-asian="10pt" style:font-size-complex="10pt"/>
    </style:style>
    <style:style style:name="P68" style:family="paragraph" style:parent-style-name="Table_20_Contents">
      <style:text-properties fo:font-size="10pt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paragraph-rsid="00211236" style:font-size-asian="10pt" style:font-size-complex="10pt"/>
    </style:style>
    <style:style style:name="P72" style:family="paragraph" style:parent-style-name="Table_20_Contents">
      <style:text-properties fo:font-size="10pt" officeooo:paragraph-rsid="01166255" style:font-size-asian="10pt" style:font-size-complex="10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5" style:family="text">
      <style:text-properties officeooo:rsid="01867c7c"/>
    </style:style>
    <style:style style:name="T16" style:family="text">
      <style:text-properties officeooo:rsid="06fb2665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6fc0c77"/>
    </style:style>
    <style:style style:name="T19" style:family="text">
      <style:text-properties officeooo:rsid="070a934d"/>
    </style:style>
    <style:style style:name="T20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9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0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8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8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50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7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8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6"><draw:custom-shape text:anchor-type="paragraph" draw:z-index="0" draw:name="Shape1" draw:style-name="gr1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= <text:span text:style-name="T15"><text:s/>ကျပ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2" office:value-type="string">
            <text:p text:style-name="P60">နှုတ်ယူ</text:p>
            <text:p text:style-name="P60">ပေးသွင်းသူ </text:p>
            <text:p text:style-name="P61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16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1"><text:span text:style-name="T12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8"><text:s text:c="10"/></text:span>မရှိ။</text:p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2"><text:span text:style-name="T12">မရှိ။</text:span></text:p>
              </text:list-item>
            </text:list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/><text:span text:style-name="T16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3" office:value-type="string">
            <text:p text:style-name="P62">လက်မှတ်</text:p>
            <text:p text:style-name="P64">အမည် <text:s text:c="2"/><text:span text:style-name="T6"><text:user-field-get text:name="py3o.o.company_id.hr_head_id.name">hr_head</text:user-field-get></text:span></text:p>
            <text:p text:style-name="P64">တာဝန် <text:s text:c="2"/><text:span text:style-name="T6"><text:user-field-get text:name="py3o.o.company_id.hr_head_id.job_id.name">hr_head_job_name</text:user-field-get></text:span><text:span text:style-name="T6">, </text:span><text:span text:style-name="T6"><text:user-field-get text:name="py3o.o.company_id.hr_head_id.department_id.name">dept_name</text:user-field-get></text:span></text:p>
            <text:p text:style-name="P63">နိုင်ငံသားစိစစ်ရေးကတ်ပြားအမှတ် <text:s/><text:span text:style-name="T6"><text:user-field-get text:name="py3o.o.company_id.hr_head_id.nrc">hr_head_nrc</text:user-field-get></text:span></text:p>
            <text:p text:style-name="P63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 နုတ်ယူခြင်းခံရသည့် ငွေ <text:text-input text:description="py3o://function=&quot;o._get_premium_fee()&quot;">insurance_fee</text:text-input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74">(ရက် <text:s text:c="2"/>/ <text:s text:c="2"/>လ <text:s text:c="2"/>/ <text:s text:c="2"/>နှစ် <text:s text:c="2"/>) <text:s/><text:span text:style-name="T1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1"><text:span text:style-name="T1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4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4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3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9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3"><text:span text:style-name="T1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5"><text:span text:style-name="T3"/></text:p>
      <text:p text:style-name="P6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54:18.167000000</dc:date>
    <meta:editing-duration>P1DT8H24M13S</meta:editing-duration>
    <meta:editing-cycles>839</meta:editing-cycles>
    <meta:document-statistic meta:table-count="9" meta:image-count="0" meta:object-count="0" meta:page-count="3" meta:paragraph-count="128" meta:word-count="391" meta:character-count="2431" meta:non-whitespace-character-count="2158"/>
  </office:meta>
</office:document-meta>
</file>